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020000011CD8B8BF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cm" svg:height="1.99cm" svg:x="8.145cm" svg:y="8.022cm">
          <draw:image xlink:href="Pictures/10000201000003020000011CD8B8BF9E.png" xlink:type="simple" xlink:show="embed" xlink:actuate="onLoad">
            <text:p/>
          </draw:image>
        </draw:frame>
        <draw:frame draw:style-name="gr1" draw:text-style-name="P1" draw:layer="layout" svg:width="5.695cm" svg:height="2.054cm" svg:x="0.105cm" svg:y="0.2cm">
          <draw:image xlink:href="Pictures/10000201000003020000011CD8B8BF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8:26:07.891246000</meta:creation-date>
    <dc:date>2015-11-19T18:29:08.505536000</dc:date>
    <meta:editing-duration>PT3M</meta:editing-duration>
    <meta:editing-cycles>1</meta:editing-cycles>
    <meta:document-statistic meta:object-count="2"/>
    <meta:generator>LibreOffice/4.3.7.2$MacOSX_x86 LibreOffice_project/8a35821d8636a03b8bf4e15b48f59794652c68ba</meta:generator>
  </office:meta>
</office:document-meta>
</file>